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table="urn:oasis:names:tc:opendocument:xmlns:table:1.0" xmlns:text="urn:oasis:names:tc:opendocument:xmlns:text:1.0" xmlns:fo="urn:oasis:names:tc:opendocument:xmlns:xsl-fo-compatible:1.0" xmlns:style="urn:oasis:names:tc:opendocument:xmlns:style:1.0" xmlns:dc="http://purl.org/dc/elements/1.1/" xmlns:number="urn:oasis:names:tc:opendocument:xmlns:datastyle:1.0" office:version="1.2">
  <office:automatic-styles>
    <number:date-style style:name="datestyle">
      <number:year number:style="long"/>
      <number:text>-</number:text>
      <number:month number:style="long"/>
      <number:text>-</number:text>
      <number:day/>
    </number:date-style>
  </office:automatic-styles>
  <office:body>
    <office:spreadsheet>
      <table:table table:name="feuille1">
        <table:table-column/>
        <table:table-column/>
        <table:table-column/>
        <table:table-column/>
        <table:table-column/>
        <table:table-row>
          <table:table-cell>
            <text:p>Champ2</text:p>
          </table:table-cell>
          <table:table-cell>
            <text:p>Champ4</text:p>
          </table:table-cell>
          <table:table-cell>
            <text:p>Champ3</text:p>
          </table:table-cell>
          <table:table-cell>
            <text:p>Champ5</text:p>
          </table:table-cell>
          <table:table-cell>
            <text:p>Champ8</text:p>
          </table:table-cell>
        </table:table-row>
        <table:table-row>
          <table:table-cell>
            <text:p>`NZV</text:p>
          </table:table-cell>
          <table:table-cell>
            <text:p>]]ZV</text:p>
          </table:table-cell>
          <table:table-cell>
            <text:p>63098.0</text:p>
          </table:table-cell>
          <table:table-cell>
            <text:p>735.0</text:p>
          </table:table-cell>
          <table:table-cell>
            <text:p>G1</text:p>
          </table:table-cell>
        </table:table-row>
        <table:table-row>
          <table:table-cell>
            <text:p>JJZV</text:p>
          </table:table-cell>
          <table:table-cell>
            <text:p>NaZV</text:p>
          </table:table-cell>
          <table:table-cell>
            <text:p>67113.0</text:p>
          </table:table-cell>
          <table:table-cell>
            <text:p>1545.0</text:p>
          </table:table-cell>
          <table:table-cell>
            <text:p>G1</text:p>
          </table:table-cell>
        </table:table-row>
        <table:table-row>
          <table:table-cell>
            <text:p>QJZV</text:p>
          </table:table-cell>
          <table:table-cell>
            <text:p>YaZV</text:p>
          </table:table-cell>
          <table:table-cell>
            <text:p>45193.0</text:p>
          </table:table-cell>
          <table:table-cell>
            <text:p>1508.0</text:p>
          </table:table-cell>
          <table:table-cell>
            <text:p>G2</text:p>
          </table:table-cell>
        </table:table-row>
        <table:table-row>
          <table:table-cell>
            <text:p>NZV</text:p>
          </table:table-cell>
          <table:table-cell>
            <text:p>NVZV</text:p>
          </table:table-cell>
          <table:table-cell>
            <text:p>35115.0</text:p>
          </table:table-cell>
          <table:table-cell>
            <text:p>71.0</text:p>
          </table:table-cell>
          <table:table-cell>
            <text:p>G2</text:p>
          </table:table-cell>
        </table:table-row>
        <table:table-row>
          <table:table-cell>
            <text:p>RVZV</text:p>
          </table:table-cell>
          <table:table-cell>
            <text:p>R`ZV</text:p>
          </table:table-cell>
          <table:table-cell>
            <text:p>61161.0</text:p>
          </table:table-cell>
          <table:table-cell>
            <text:p>3029.0</text:p>
          </table:table-cell>
          <table:table-cell>
            <text:p>G3</text:p>
          </table:table-cell>
        </table:table-row>
        <table:table-row>
          <table:table-cell>
            <text:p>aVZV</text:p>
          </table:table-cell>
          <table:table-cell>
            <text:p>UJZV</text:p>
          </table:table-cell>
          <table:table-cell>
            <text:p>23064.0</text:p>
          </table:table-cell>
          <table:table-cell>
            <text:p>4857.0</text:p>
          </table:table-cell>
          <table:table-cell>
            <text:p>G3</text:p>
          </table:table-cell>
        </table:table-row>
        <table:table-row>
          <table:table-cell>
            <text:p>NJZV</text:p>
          </table:table-cell>
          <table:table-cell>
            <text:p>`YZV</text:p>
          </table:table-cell>
          <table:table-cell>
            <text:p>30975.0</text:p>
          </table:table-cell>
          <table:table-cell>
            <text:p>312.0</text:p>
          </table:table-cell>
          <table:table-cell>
            <text:p>G4</text:p>
          </table:table-cell>
        </table:table-row>
        <table:table-row>
          <table:table-cell>
            <text:p>QNZV</text:p>
          </table:table-cell>
          <table:table-cell>
            <text:p>`aZV</text:p>
          </table:table-cell>
          <table:table-cell>
            <text:p>63294.0</text:p>
          </table:table-cell>
          <table:table-cell>
            <text:p>4536.0</text:p>
          </table:table-cell>
          <table:table-cell>
            <text:p>G4</text:p>
          </table:table-cell>
        </table:table-row>
        <table:table-row>
          <table:table-cell>
            <text:p>J`ZV</text:p>
          </table:table-cell>
          <table:table-cell>
            <text:p>JJZV</text:p>
          </table:table-cell>
          <table:table-cell>
            <text:p>44283.0</text:p>
          </table:table-cell>
          <table:table-cell>
            <text:p>4404.0</text:p>
          </table:table-cell>
          <table:table-cell>
            <text:p>G5</text:p>
          </table:table-cell>
        </table:table-row>
        <table:table-row>
          <table:table-cell>
            <text:p>J`ZV</text:p>
          </table:table-cell>
          <table:table-cell>
            <text:p>NJZV</text:p>
          </table:table-cell>
          <table:table-cell>
            <text:p>45050.0</text:p>
          </table:table-cell>
          <table:table-cell>
            <text:p>4183.0</text:p>
          </table:table-cell>
          <table:table-cell>
            <text:p>G5</text:p>
          </table:table-cell>
        </table:table-row>
        <table:table-row>
          <table:table-cell>
            <text:p>`JZV</text:p>
          </table:table-cell>
          <table:table-cell>
            <text:p>]VZV</text:p>
          </table:table-cell>
          <table:table-cell>
            <text:p>56594.0</text:p>
          </table:table-cell>
          <table:table-cell>
            <text:p>3166.0</text:p>
          </table:table-cell>
          <table:table-cell>
            <text:p>G6</text:p>
          </table:table-cell>
        </table:table-row>
        <table:table-row>
          <table:table-cell>
            <text:p>`RZV</text:p>
          </table:table-cell>
          <table:table-cell>
            <text:p>UQZV</text:p>
          </table:table-cell>
          <table:table-cell>
            <text:p>48379.0</text:p>
          </table:table-cell>
          <table:table-cell>
            <text:p>4647.0</text:p>
          </table:table-cell>
          <table:table-cell>
            <text:p>G6</text:p>
          </table:table-cell>
        </table:table-row>
        <table:table-row>
          <table:table-cell>
            <text:p>YQZV</text:p>
          </table:table-cell>
          <table:table-cell>
            <text:p>UUZV</text:p>
          </table:table-cell>
          <table:table-cell>
            <text:p>20774.0</text:p>
          </table:table-cell>
          <table:table-cell>
            <text:p>3686.0</text:p>
          </table:table-cell>
          <table:table-cell>
            <text:p>G7</text:p>
          </table:table-cell>
        </table:table-row>
        <table:table-row>
          <table:table-cell>
            <text:p>NJZV</text:p>
          </table:table-cell>
          <table:table-cell>
            <text:p>aQZV</text:p>
          </table:table-cell>
          <table:table-cell>
            <text:p>75804.0</text:p>
          </table:table-cell>
          <table:table-cell>
            <text:p>2890.0</text:p>
          </table:table-cell>
          <table:table-cell>
            <text:p>G7</text:p>
          </table:table-cell>
        </table:table-row>
        <table:table-row>
          <table:table-cell>
            <text:p>RQZV</text:p>
          </table:table-cell>
          <table:table-cell>
            <text:p>NQZV</text:p>
          </table:table-cell>
          <table:table-cell>
            <text:p>30206.0</text:p>
          </table:table-cell>
          <table:table-cell>
            <text:p>1172.0</text:p>
          </table:table-cell>
          <table:table-cell>
            <text:p>G8</text:p>
          </table:table-cell>
        </table:table-row>
        <table:table-row>
          <table:table-cell>
            <text:p>R]ZV</text:p>
          </table:table-cell>
          <table:table-cell>
            <text:p>QVZV</text:p>
          </table:table-cell>
          <table:table-cell>
            <text:p>95594.0</text:p>
          </table:table-cell>
          <table:table-cell>
            <text:p>1525.0</text:p>
          </table:table-cell>
          <table:table-cell>
            <text:p>G8</text:p>
          </table:table-cell>
        </table:table-row>
        <table:table-row>
          <table:table-cell>
            <text:p>`ZV</text:p>
          </table:table-cell>
          <table:table-cell>
            <text:p>RUZV</text:p>
          </table:table-cell>
          <table:table-cell>
            <text:p>71067.0</text:p>
          </table:table-cell>
          <table:table-cell>
            <text:p>4518.0</text:p>
          </table:table-cell>
          <table:table-cell>
            <text:p>G9</text:p>
          </table:table-cell>
        </table:table-row>
        <table:table-row>
          <table:table-cell>
            <text:p>aJZV</text:p>
          </table:table-cell>
          <table:table-cell>
            <text:p>YJZV</text:p>
          </table:table-cell>
          <table:table-cell>
            <text:p>15182.0</text:p>
          </table:table-cell>
          <table:table-cell>
            <text:p>3166.0</text:p>
          </table:table-cell>
          <table:table-cell>
            <text:p>G9</text:p>
          </table:table-cell>
        </table:table-row>
        <table:table-row>
          <table:table-cell>
            <text:p>YQZV</text:p>
          </table:table-cell>
          <table:table-cell>
            <text:p>R`ZV</text:p>
          </table:table-cell>
          <table:table-cell>
            <text:p>51373.0</text:p>
          </table:table-cell>
          <table:table-cell>
            <text:p>1813.0</text:p>
          </table:table-cell>
          <table:table-cell>
            <text:p>G10</text:p>
          </table:table-cell>
        </table:table-row>
        <table:table-row>
          <table:table-cell>
            <text:p>`NZV</text:p>
          </table:table-cell>
          <table:table-cell>
            <text:p>URZV</text:p>
          </table:table-cell>
          <table:table-cell>
            <text:p>11022.0</text:p>
          </table:table-cell>
          <table:table-cell>
            <text:p>1402.0</text:p>
          </table:table-cell>
          <table:table-cell>
            <text:p>G10</text:p>
          </table:table-cell>
        </table:table-row>
        <table:table-row>
          <table:table-cell>
            <text:p>RQZV</text:p>
          </table:table-cell>
          <table:table-cell>
            <text:p>YaZV</text:p>
          </table:table-cell>
          <table:table-cell>
            <text:p>23271.0</text:p>
          </table:table-cell>
          <table:table-cell>
            <text:p>2041.0</text:p>
          </table:table-cell>
          <table:table-cell>
            <text:p>G11</text:p>
          </table:table-cell>
        </table:table-row>
        <table:table-row>
          <table:table-cell>
            <text:p>UaZV</text:p>
          </table:table-cell>
          <table:table-cell>
            <text:p>aYZV</text:p>
          </table:table-cell>
          <table:table-cell>
            <text:p>77839.0</text:p>
          </table:table-cell>
          <table:table-cell>
            <text:p>3824.0</text:p>
          </table:table-cell>
          <table:table-cell>
            <text:p>G11</text:p>
          </table:table-cell>
        </table:table-row>
        <table:table-row>
          <table:table-cell>
            <text:p>Q]ZV</text:p>
          </table:table-cell>
          <table:table-cell>
            <text:p>R`ZV</text:p>
          </table:table-cell>
          <table:table-cell>
            <text:p>39787.0</text:p>
          </table:table-cell>
          <table:table-cell>
            <text:p>4234.0</text:p>
          </table:table-cell>
          <table:table-cell>
            <text:p>G12</text:p>
          </table:table-cell>
        </table:table-row>
        <table:table-row>
          <table:table-cell>
            <text:p>Q`ZV</text:p>
          </table:table-cell>
          <table:table-cell>
            <text:p>YaZV</text:p>
          </table:table-cell>
          <table:table-cell>
            <text:p>91985.0</text:p>
          </table:table-cell>
          <table:table-cell>
            <text:p>625.0</text:p>
          </table:table-cell>
          <table:table-cell>
            <text:p>G12</text:p>
          </table:table-cell>
        </table:table-row>
        <table:table-row>
          <table:table-cell>
            <text:p>]UZV</text:p>
          </table:table-cell>
          <table:table-cell>
            <text:p>`VZV</text:p>
          </table:table-cell>
          <table:table-cell>
            <text:p>69692.0</text:p>
          </table:table-cell>
          <table:table-cell>
            <text:p>1139.0</text:p>
          </table:table-cell>
          <table:table-cell>
            <text:p>G13</text:p>
          </table:table-cell>
        </table:table-row>
        <table:table-row>
          <table:table-cell>
            <text:p>NYZV</text:p>
          </table:table-cell>
          <table:table-cell>
            <text:p>aYZV</text:p>
          </table:table-cell>
          <table:table-cell>
            <text:p>93338.0</text:p>
          </table:table-cell>
          <table:table-cell>
            <text:p>841.0</text:p>
          </table:table-cell>
          <table:table-cell>
            <text:p>G13</text:p>
          </table:table-cell>
        </table:table-row>
        <table:table-row>
          <table:table-cell>
            <text:p>UJZV</text:p>
          </table:table-cell>
          <table:table-cell>
            <text:p>JRZV</text:p>
          </table:table-cell>
          <table:table-cell>
            <text:p>70958.0</text:p>
          </table:table-cell>
          <table:table-cell>
            <text:p>2146.0</text:p>
          </table:table-cell>
          <table:table-cell>
            <text:p>G14</text:p>
          </table:table-cell>
        </table:table-row>
        <table:table-row>
          <table:table-cell>
            <text:p>QYZV</text:p>
          </table:table-cell>
          <table:table-cell>
            <text:p>`]ZV</text:p>
          </table:table-cell>
          <table:table-cell>
            <text:p>99689.0</text:p>
          </table:table-cell>
          <table:table-cell>
            <text:p>3796.0</text:p>
          </table:table-cell>
          <table:table-cell>
            <text:p>G14</text:p>
          </table:table-cell>
        </table:table-row>
        <table:table-row>
          <table:table-cell>
            <text:p>aRZV</text:p>
          </table:table-cell>
          <table:table-cell>
            <text:p>YJZV</text:p>
          </table:table-cell>
          <table:table-cell>
            <text:p>35565.0</text:p>
          </table:table-cell>
          <table:table-cell>
            <text:p>4894.0</text:p>
          </table:table-cell>
          <table:table-cell>
            <text:p>G15</text:p>
          </table:table-cell>
        </table:table-row>
        <table:table-row>
          <table:table-cell>
            <text:p>`RZV</text:p>
          </table:table-cell>
          <table:table-cell>
            <text:p>`NZV</text:p>
          </table:table-cell>
          <table:table-cell>
            <text:p>16884.0</text:p>
          </table:table-cell>
          <table:table-cell>
            <text:p>3667.0</text:p>
          </table:table-cell>
          <table:table-cell>
            <text:p>G15</text:p>
          </table:table-cell>
        </table:table-row>
        <table:table-row>
          <table:table-cell>
            <text:p>JNZV</text:p>
          </table:table-cell>
          <table:table-cell>
            <text:p>]JZV</text:p>
          </table:table-cell>
          <table:table-cell>
            <text:p>28141.0</text:p>
          </table:table-cell>
          <table:table-cell>
            <text:p>2862.0</text:p>
          </table:table-cell>
          <table:table-cell>
            <text:p>G16</text:p>
          </table:table-cell>
        </table:table-row>
        <table:table-row>
          <table:table-cell>
            <text:p>JQZV</text:p>
          </table:table-cell>
          <table:table-cell>
            <text:p>YJZV</text:p>
          </table:table-cell>
          <table:table-cell>
            <text:p>53832.0</text:p>
          </table:table-cell>
          <table:table-cell>
            <text:p>2334.0</text:p>
          </table:table-cell>
          <table:table-cell>
            <text:p>G16</text:p>
          </table:table-cell>
        </table:table-row>
        <table:table-row>
          <table:table-cell>
            <text:p>QJZV</text:p>
          </table:table-cell>
          <table:table-cell>
            <text:p>RNZV</text:p>
          </table:table-cell>
          <table:table-cell>
            <text:p>86824.0</text:p>
          </table:table-cell>
          <table:table-cell>
            <text:p>1301.0</text:p>
          </table:table-cell>
          <table:table-cell>
            <text:p>G17</text:p>
          </table:table-cell>
        </table:table-row>
        <table:table-row>
          <table:table-cell>
            <text:p>aRZV</text:p>
          </table:table-cell>
          <table:table-cell>
            <text:p>QaZV</text:p>
          </table:table-cell>
          <table:table-cell>
            <text:p>55110.0</text:p>
          </table:table-cell>
          <table:table-cell>
            <text:p>3959.0</text:p>
          </table:table-cell>
          <table:table-cell>
            <text:p>G17</text:p>
          </table:table-cell>
        </table:table-row>
        <table:table-row>
          <table:table-cell>
            <text:p>Y]ZV</text:p>
          </table:table-cell>
          <table:table-cell>
            <text:p>UJZV</text:p>
          </table:table-cell>
          <table:table-cell>
            <text:p>85197.0</text:p>
          </table:table-cell>
          <table:table-cell>
            <text:p>917.0</text:p>
          </table:table-cell>
          <table:table-cell>
            <text:p>G18</text:p>
          </table:table-cell>
        </table:table-row>
        <table:table-row>
          <table:table-cell>
            <text:p>aNZV</text:p>
          </table:table-cell>
          <table:table-cell>
            <text:p>JaZV</text:p>
          </table:table-cell>
          <table:table-cell>
            <text:p>66873.0</text:p>
          </table:table-cell>
          <table:table-cell>
            <text:p>1930.0</text:p>
          </table:table-cell>
          <table:table-cell>
            <text:p>G18</text:p>
          </table:table-cell>
        </table:table-row>
        <table:table-row>
          <table:table-cell>
            <text:p>Q]ZV</text:p>
          </table:table-cell>
          <table:table-cell>
            <text:p>YYZV</text:p>
          </table:table-cell>
          <table:table-cell>
            <text:p>88671.0</text:p>
          </table:table-cell>
          <table:table-cell>
            <text:p>4256.0</text:p>
          </table:table-cell>
          <table:table-cell>
            <text:p>G19</text:p>
          </table:table-cell>
        </table:table-row>
        <table:table-row>
          <table:table-cell>
            <text:p>Q]ZV</text:p>
          </table:table-cell>
          <table:table-cell>
            <text:p>NJZV</text:p>
          </table:table-cell>
          <table:table-cell>
            <text:p>30364.0</text:p>
          </table:table-cell>
          <table:table-cell>
            <text:p>1102.0</text:p>
          </table:table-cell>
          <table:table-cell>
            <text:p>G19</text:p>
          </table:table-cell>
        </table:table-row>
        <table:table-row>
          <table:table-cell>
            <text:p>a]ZV</text:p>
          </table:table-cell>
          <table:table-cell>
            <text:p>R`ZV</text:p>
          </table:table-cell>
          <table:table-cell>
            <text:p>43073.0</text:p>
          </table:table-cell>
          <table:table-cell>
            <text:p>266.0</text:p>
          </table:table-cell>
          <table:table-cell>
            <text:p>G20</text:p>
          </table:table-cell>
        </table:table-row>
        <table:table-row>
          <table:table-cell>
            <text:p>`NZV</text:p>
          </table:table-cell>
          <table:table-cell>
            <text:p>NJZV</text:p>
          </table:table-cell>
          <table:table-cell>
            <text:p>46847.0</text:p>
          </table:table-cell>
          <table:table-cell>
            <text:p>1232.0</text:p>
          </table:table-cell>
          <table:table-cell>
            <text:p>G20</text:p>
          </table:table-cell>
        </table:table-row>
        <table:table-row>
          <table:table-cell>
            <text:p>JQZV</text:p>
          </table:table-cell>
          <table:table-cell>
            <text:p>]VZV</text:p>
          </table:table-cell>
          <table:table-cell>
            <text:p>62434.0</text:p>
          </table:table-cell>
          <table:table-cell>
            <text:p>2211.0</text:p>
          </table:table-cell>
          <table:table-cell>
            <text:p>G21</text:p>
          </table:table-cell>
        </table:table-row>
        <table:table-row>
          <table:table-cell>
            <text:p>YNZV</text:p>
          </table:table-cell>
          <table:table-cell>
            <text:p>]UZV</text:p>
          </table:table-cell>
          <table:table-cell>
            <text:p>95978.0</text:p>
          </table:table-cell>
          <table:table-cell>
            <text:p>2561.0</text:p>
          </table:table-cell>
          <table:table-cell>
            <text:p>G21</text:p>
          </table:table-cell>
        </table:table-row>
        <table:table-row>
          <table:table-cell>
            <text:p>`]ZV</text:p>
          </table:table-cell>
          <table:table-cell>
            <text:p>R`ZV</text:p>
          </table:table-cell>
          <table:table-cell>
            <text:p>51105.0</text:p>
          </table:table-cell>
          <table:table-cell>
            <text:p>3487.0</text:p>
          </table:table-cell>
          <table:table-cell>
            <text:p>G22</text:p>
          </table:table-cell>
        </table:table-row>
        <table:table-row>
          <table:table-cell>
            <text:p>]YZV</text:p>
          </table:table-cell>
          <table:table-cell>
            <text:p>aRZV</text:p>
          </table:table-cell>
          <table:table-cell>
            <text:p>11349.0</text:p>
          </table:table-cell>
          <table:table-cell>
            <text:p>2935.0</text:p>
          </table:table-cell>
          <table:table-cell>
            <text:p>G22</text:p>
          </table:table-cell>
        </table:table-row>
        <table:table-row>
          <table:table-cell>
            <text:p>YNZV</text:p>
          </table:table-cell>
          <table:table-cell>
            <text:p>J]ZV</text:p>
          </table:table-cell>
          <table:table-cell>
            <text:p>47208.0</text:p>
          </table:table-cell>
          <table:table-cell>
            <text:p>2855.0</text:p>
          </table:table-cell>
          <table:table-cell>
            <text:p>G23</text:p>
          </table:table-cell>
        </table:table-row>
        <table:table-row>
          <table:table-cell>
            <text:p>J`ZV</text:p>
          </table:table-cell>
          <table:table-cell>
            <text:p>]VZV</text:p>
          </table:table-cell>
          <table:table-cell>
            <text:p>16374.0</text:p>
          </table:table-cell>
          <table:table-cell>
            <text:p>3390.0</text:p>
          </table:table-cell>
          <table:table-cell>
            <text:p>G23</text:p>
          </table:table-cell>
        </table:table-row>
        <table:table-row>
          <table:table-cell>
            <text:p>`aZV</text:p>
          </table:table-cell>
          <table:table-cell>
            <text:p>aUZV</text:p>
          </table:table-cell>
          <table:table-cell>
            <text:p>34748.0</text:p>
          </table:table-cell>
          <table:table-cell>
            <text:p>1492.0</text:p>
          </table:table-cell>
          <table:table-cell>
            <text:p>G24</text:p>
          </table:table-cell>
        </table:table-row>
        <table:table-row>
          <table:table-cell>
            <text:p>YJZV</text:p>
          </table:table-cell>
          <table:table-cell>
            <text:p>QUZV</text:p>
          </table:table-cell>
          <table:table-cell>
            <text:p>32415.0</text:p>
          </table:table-cell>
          <table:table-cell>
            <text:p>4960.0</text:p>
          </table:table-cell>
          <table:table-cell>
            <text:p>G24</text:p>
          </table:table-cell>
        </table:table-row>
        <table:table-row>
          <table:table-cell>
            <text:p>]ZV</text:p>
          </table:table-cell>
          <table:table-cell>
            <text:p>Y`ZV</text:p>
          </table:table-cell>
          <table:table-cell>
            <text:p>25317.0</text:p>
          </table:table-cell>
          <table:table-cell>
            <text:p>693.0</text:p>
          </table:table-cell>
          <table:table-cell>
            <text:p>G25</text:p>
          </table:table-cell>
        </table:table-row>
        <table:table-row>
          <table:table-cell>
            <text:p>]VZV</text:p>
          </table:table-cell>
          <table:table-cell>
            <text:p>JRZV</text:p>
          </table:table-cell>
          <table:table-cell>
            <text:p>47401.0</text:p>
          </table:table-cell>
          <table:table-cell>
            <text:p>3854.0</text:p>
          </table:table-cell>
          <table:table-cell>
            <text:p>G25</text:p>
          </table:table-cell>
        </table:table-row>
        <table:table-row>
          <table:table-cell>
            <text:p>]aZV</text:p>
          </table:table-cell>
          <table:table-cell>
            <text:p>JJZV</text:p>
          </table:table-cell>
          <table:table-cell>
            <text:p>49926.0</text:p>
          </table:table-cell>
          <table:table-cell>
            <text:p>4019.0</text:p>
          </table:table-cell>
          <table:table-cell>
            <text:p>G26</text:p>
          </table:table-cell>
        </table:table-row>
        <table:table-row>
          <table:table-cell>
            <text:p>R]ZV</text:p>
          </table:table-cell>
          <table:table-cell>
            <text:p>YYZV</text:p>
          </table:table-cell>
          <table:table-cell>
            <text:p>13994.0</text:p>
          </table:table-cell>
          <table:table-cell>
            <text:p>1426.0</text:p>
          </table:table-cell>
          <table:table-cell>
            <text:p>G26</text:p>
          </table:table-cell>
        </table:table-row>
        <table:table-row>
          <table:table-cell>
            <text:p>U`ZV</text:p>
          </table:table-cell>
          <table:table-cell>
            <text:p>NUZV</text:p>
          </table:table-cell>
          <table:table-cell>
            <text:p>18083.0</text:p>
          </table:table-cell>
          <table:table-cell>
            <text:p>3744.0</text:p>
          </table:table-cell>
          <table:table-cell>
            <text:p>G27</text:p>
          </table:table-cell>
        </table:table-row>
        <table:table-row>
          <table:table-cell>
            <text:p>aQZV</text:p>
          </table:table-cell>
          <table:table-cell>
            <text:p>YYZV</text:p>
          </table:table-cell>
          <table:table-cell>
            <text:p>86677.0</text:p>
          </table:table-cell>
          <table:table-cell>
            <text:p>3096.0</text:p>
          </table:table-cell>
          <table:table-cell>
            <text:p>G27</text:p>
          </table:table-cell>
        </table:table-row>
        <table:table-row>
          <table:table-cell>
            <text:p>aVVZV</text:p>
          </table:table-cell>
          <table:table-cell>
            <text:p>JVZV</text:p>
          </table:table-cell>
          <table:table-cell>
            <text:p>96503.0</text:p>
          </table:table-cell>
          <table:table-cell>
            <text:p>1520.0</text:p>
          </table:table-cell>
          <table:table-cell>
            <text:p>G28</text:p>
          </table:table-cell>
        </table:table-row>
        <table:table-row>
          <table:table-cell>
            <text:p>UNZV</text:p>
          </table:table-cell>
          <table:table-cell>
            <text:p>`VZV</text:p>
          </table:table-cell>
          <table:table-cell>
            <text:p>53631.0</text:p>
          </table:table-cell>
          <table:table-cell>
            <text:p>937.0</text:p>
          </table:table-cell>
          <table:table-cell>
            <text:p>G28</text:p>
          </table:table-cell>
        </table:table-row>
        <table:table-row>
          <table:table-cell>
            <text:p>YZV</text:p>
          </table:table-cell>
          <table:table-cell>
            <text:p>RVZV</text:p>
          </table:table-cell>
          <table:table-cell>
            <text:p>98543.0</text:p>
          </table:table-cell>
          <table:table-cell>
            <text:p>793.0</text:p>
          </table:table-cell>
          <table:table-cell>
            <text:p>G29</text:p>
          </table:table-cell>
        </table:table-row>
        <table:table-row>
          <table:table-cell>
            <text:p>]RZV</text:p>
          </table:table-cell>
          <table:table-cell>
            <text:p>QRZV</text:p>
          </table:table-cell>
          <table:table-cell>
            <text:p>73332.0</text:p>
          </table:table-cell>
          <table:table-cell>
            <text:p>1175.0</text:p>
          </table:table-cell>
          <table:table-cell>
            <text:p>G29</text:p>
          </table:table-cell>
        </table:table-row>
        <table:table-row>
          <table:table-cell>
            <text:p>UNZV</text:p>
          </table:table-cell>
          <table:table-cell>
            <text:p>aNZV</text:p>
          </table:table-cell>
          <table:table-cell>
            <text:p>21406.0</text:p>
          </table:table-cell>
          <table:table-cell>
            <text:p>1394.0</text:p>
          </table:table-cell>
          <table:table-cell>
            <text:p>G30</text:p>
          </table:table-cell>
        </table:table-row>
        <table:table-row>
          <table:table-cell>
            <text:p>aVVZV</text:p>
          </table:table-cell>
          <table:table-cell>
            <text:p>JJZV</text:p>
          </table:table-cell>
          <table:table-cell>
            <text:p>59338.0</text:p>
          </table:table-cell>
          <table:table-cell>
            <text:p>961.0</text:p>
          </table:table-cell>
          <table:table-cell>
            <text:p>G30</text:p>
          </table:table-cell>
        </table:table-row>
        <table:table-row>
          <table:table-cell>
            <text:p>UZV</text:p>
          </table:table-cell>
          <table:table-cell>
            <text:p>aJZV</text:p>
          </table:table-cell>
          <table:table-cell>
            <text:p>26965.0</text:p>
          </table:table-cell>
          <table:table-cell>
            <text:p>1754.0</text:p>
          </table:table-cell>
          <table:table-cell>
            <text:p>G31</text:p>
          </table:table-cell>
        </table:table-row>
        <table:table-row>
          <table:table-cell>
            <text:p>QUZV</text:p>
          </table:table-cell>
          <table:table-cell>
            <text:p>Y]ZV</text:p>
          </table:table-cell>
          <table:table-cell>
            <text:p>21398.0</text:p>
          </table:table-cell>
          <table:table-cell>
            <text:p>2785.0</text:p>
          </table:table-cell>
          <table:table-cell>
            <text:p>G31</text:p>
          </table:table-cell>
        </table:table-row>
        <table:table-row>
          <table:table-cell>
            <text:p>]`ZV</text:p>
          </table:table-cell>
          <table:table-cell>
            <text:p>JRZV</text:p>
          </table:table-cell>
          <table:table-cell>
            <text:p>62709.0</text:p>
          </table:table-cell>
          <table:table-cell>
            <text:p>1174.0</text:p>
          </table:table-cell>
          <table:table-cell>
            <text:p>G32</text:p>
          </table:table-cell>
        </table:table-row>
        <table:table-row>
          <table:table-cell>
            <text:p>QaZV</text:p>
          </table:table-cell>
          <table:table-cell>
            <text:p>JQZV</text:p>
          </table:table-cell>
          <table:table-cell>
            <text:p>33677.0</text:p>
          </table:table-cell>
          <table:table-cell>
            <text:p>4858.0</text:p>
          </table:table-cell>
          <table:table-cell>
            <text:p>G32</text:p>
          </table:table-cell>
        </table:table-row>
        <table:table-row>
          <table:table-cell>
            <text:p>]aZV</text:p>
          </table:table-cell>
          <table:table-cell>
            <text:p>aYZV</text:p>
          </table:table-cell>
          <table:table-cell>
            <text:p>63163.0</text:p>
          </table:table-cell>
          <table:table-cell>
            <text:p>1666.0</text:p>
          </table:table-cell>
          <table:table-cell>
            <text:p>G33</text:p>
          </table:table-cell>
        </table:table-row>
        <table:table-row>
          <table:table-cell>
            <text:p>YQZV</text:p>
          </table:table-cell>
          <table:table-cell>
            <text:p>UVZV</text:p>
          </table:table-cell>
          <table:table-cell>
            <text:p>96430.0</text:p>
          </table:table-cell>
          <table:table-cell>
            <text:p>226.0</text:p>
          </table:table-cell>
          <table:table-cell>
            <text:p>G33</text:p>
          </table:table-cell>
        </table:table-row>
        <table:table-row>
          <table:table-cell>
            <text:p>aVZV</text:p>
          </table:table-cell>
          <table:table-cell>
            <text:p>]QZV</text:p>
          </table:table-cell>
          <table:table-cell>
            <text:p>29398.0</text:p>
          </table:table-cell>
          <table:table-cell>
            <text:p>745.0</text:p>
          </table:table-cell>
          <table:table-cell>
            <text:p>G34</text:p>
          </table:table-cell>
        </table:table-row>
        <table:table-row>
          <table:table-cell>
            <text:p>YNZV</text:p>
          </table:table-cell>
          <table:table-cell>
            <text:p>]NZV</text:p>
          </table:table-cell>
          <table:table-cell>
            <text:p>57160.0</text:p>
          </table:table-cell>
          <table:table-cell>
            <text:p>3568.0</text:p>
          </table:table-cell>
          <table:table-cell>
            <text:p>G34</text:p>
          </table:table-cell>
        </table:table-row>
        <table:table-row>
          <table:table-cell>
            <text:p>``ZV</text:p>
          </table:table-cell>
          <table:table-cell>
            <text:p>aVZV</text:p>
          </table:table-cell>
          <table:table-cell>
            <text:p>74474.0</text:p>
          </table:table-cell>
          <table:table-cell>
            <text:p>1336.0</text:p>
          </table:table-cell>
          <table:table-cell>
            <text:p>G35</text:p>
          </table:table-cell>
        </table:table-row>
        <table:table-row>
          <table:table-cell>
            <text:p>UQZV</text:p>
          </table:table-cell>
          <table:table-cell>
            <text:p>UUZV</text:p>
          </table:table-cell>
          <table:table-cell>
            <text:p>90253.0</text:p>
          </table:table-cell>
          <table:table-cell>
            <text:p>2.0</text:p>
          </table:table-cell>
          <table:table-cell>
            <text:p>G35</text:p>
          </table:table-cell>
        </table:table-row>
        <table:table-row>
          <table:table-cell>
            <text:p>]QZV</text:p>
          </table:table-cell>
          <table:table-cell>
            <text:p>UQZV</text:p>
          </table:table-cell>
          <table:table-cell>
            <text:p>70534.0</text:p>
          </table:table-cell>
          <table:table-cell>
            <text:p>2971.0</text:p>
          </table:table-cell>
          <table:table-cell>
            <text:p>G36</text:p>
          </table:table-cell>
        </table:table-row>
        <table:table-row>
          <table:table-cell>
            <text:p>N]ZV</text:p>
          </table:table-cell>
          <table:table-cell>
            <text:p>YRZV</text:p>
          </table:table-cell>
          <table:table-cell>
            <text:p>98457.0</text:p>
          </table:table-cell>
          <table:table-cell>
            <text:p>2180.0</text:p>
          </table:table-cell>
          <table:table-cell>
            <text:p>G36</text:p>
          </table:table-cell>
        </table:table-row>
        <table:table-row>
          <table:table-cell>
            <text:p>NRZV</text:p>
          </table:table-cell>
          <table:table-cell>
            <text:p>aaZV</text:p>
          </table:table-cell>
          <table:table-cell>
            <text:p>10771.0</text:p>
          </table:table-cell>
          <table:table-cell>
            <text:p>3701.0</text:p>
          </table:table-cell>
          <table:table-cell>
            <text:p>G37</text:p>
          </table:table-cell>
        </table:table-row>
        <table:table-row>
          <table:table-cell>
            <text:p>UYZV</text:p>
          </table:table-cell>
          <table:table-cell>
            <text:p>JVZV</text:p>
          </table:table-cell>
          <table:table-cell>
            <text:p>96279.0</text:p>
          </table:table-cell>
          <table:table-cell>
            <text:p>826.0</text:p>
          </table:table-cell>
          <table:table-cell>
            <text:p>G37</text:p>
          </table:table-cell>
        </table:table-row>
        <table:table-row>
          <table:table-cell>
            <text:p>QQZV</text:p>
          </table:table-cell>
          <table:table-cell>
            <text:p>``ZV</text:p>
          </table:table-cell>
          <table:table-cell>
            <text:p>45676.0</text:p>
          </table:table-cell>
          <table:table-cell>
            <text:p>2143.0</text:p>
          </table:table-cell>
          <table:table-cell>
            <text:p>G38</text:p>
          </table:table-cell>
        </table:table-row>
        <table:table-row>
          <table:table-cell>
            <text:p>NUZV</text:p>
          </table:table-cell>
          <table:table-cell>
            <text:p>aVZV</text:p>
          </table:table-cell>
          <table:table-cell>
            <text:p>48265.0</text:p>
          </table:table-cell>
          <table:table-cell>
            <text:p>1130.0</text:p>
          </table:table-cell>
          <table:table-cell>
            <text:p>G38</text:p>
          </table:table-cell>
        </table:table-row>
        <table:table-row>
          <table:table-cell>
            <text:p>``ZV</text:p>
          </table:table-cell>
          <table:table-cell>
            <text:p>]aZV</text:p>
          </table:table-cell>
          <table:table-cell>
            <text:p>24632.0</text:p>
          </table:table-cell>
          <table:table-cell>
            <text:p>60.0</text:p>
          </table:table-cell>
          <table:table-cell>
            <text:p>G39</text:p>
          </table:table-cell>
        </table:table-row>
        <table:table-row>
          <table:table-cell>
            <text:p>]VZV</text:p>
          </table:table-cell>
          <table:table-cell>
            <text:p>NRZV</text:p>
          </table:table-cell>
          <table:table-cell>
            <text:p>11011.0</text:p>
          </table:table-cell>
          <table:table-cell>
            <text:p>3415.0</text:p>
          </table:table-cell>
          <table:table-cell>
            <text:p>G39</text:p>
          </table:table-cell>
        </table:table-row>
        <table:table-row>
          <table:table-cell>
            <text:p>QUZV</text:p>
          </table:table-cell>
          <table:table-cell>
            <text:p>Y`ZV</text:p>
          </table:table-cell>
          <table:table-cell>
            <text:p>83513.0</text:p>
          </table:table-cell>
          <table:table-cell>
            <text:p>227.0</text:p>
          </table:table-cell>
          <table:table-cell>
            <text:p>G40</text:p>
          </table:table-cell>
        </table:table-row>
        <table:table-row>
          <table:table-cell>
            <text:p>JaZV</text:p>
          </table:table-cell>
          <table:table-cell>
            <text:p>aJZV</text:p>
          </table:table-cell>
          <table:table-cell>
            <text:p>48375.0</text:p>
          </table:table-cell>
          <table:table-cell>
            <text:p>595.0</text:p>
          </table:table-cell>
          <table:table-cell>
            <text:p>G40</text:p>
          </table:table-cell>
        </table:table-row>
        <table:table-row>
          <table:table-cell>
            <text:p>`ZV</text:p>
          </table:table-cell>
          <table:table-cell>
            <text:p>RUZV</text:p>
          </table:table-cell>
          <table:table-cell>
            <text:p>93464.0</text:p>
          </table:table-cell>
          <table:table-cell>
            <text:p>3891.0</text:p>
          </table:table-cell>
          <table:table-cell>
            <text:p>G41</text:p>
          </table:table-cell>
        </table:table-row>
        <table:table-row>
          <table:table-cell>
            <text:p>URZV</text:p>
          </table:table-cell>
          <table:table-cell>
            <text:p>QYZV</text:p>
          </table:table-cell>
          <table:table-cell>
            <text:p>13933.0</text:p>
          </table:table-cell>
          <table:table-cell>
            <text:p>295.0</text:p>
          </table:table-cell>
          <table:table-cell>
            <text:p>G41</text:p>
          </table:table-cell>
        </table:table-row>
        <table:table-row>
          <table:table-cell>
            <text:p>NNZV</text:p>
          </table:table-cell>
          <table:table-cell>
            <text:p>Y`ZV</text:p>
          </table:table-cell>
          <table:table-cell>
            <text:p>54290.0</text:p>
          </table:table-cell>
          <table:table-cell>
            <text:p>4501.0</text:p>
          </table:table-cell>
          <table:table-cell>
            <text:p>G42</text:p>
          </table:table-cell>
        </table:table-row>
        <table:table-row>
          <table:table-cell>
            <text:p>QZV</text:p>
          </table:table-cell>
          <table:table-cell>
            <text:p>JVZV</text:p>
          </table:table-cell>
          <table:table-cell>
            <text:p>42640.0</text:p>
          </table:table-cell>
          <table:table-cell>
            <text:p>4296.0</text:p>
          </table:table-cell>
          <table:table-cell>
            <text:p>G42</text:p>
          </table:table-cell>
        </table:table-row>
        <table:table-row>
          <table:table-cell>
            <text:p>QVZV</text:p>
          </table:table-cell>
          <table:table-cell>
            <text:p>aNZV</text:p>
          </table:table-cell>
          <table:table-cell>
            <text:p>67449.0</text:p>
          </table:table-cell>
          <table:table-cell>
            <text:p>3972.0</text:p>
          </table:table-cell>
          <table:table-cell>
            <text:p>G43</text:p>
          </table:table-cell>
        </table:table-row>
        <table:table-row>
          <table:table-cell>
            <text:p>]aZV</text:p>
          </table:table-cell>
          <table:table-cell>
            <text:p>aVVZV</text:p>
          </table:table-cell>
          <table:table-cell>
            <text:p>55670.0</text:p>
          </table:table-cell>
          <table:table-cell>
            <text:p>531.0</text:p>
          </table:table-cell>
          <table:table-cell>
            <text:p>G43</text:p>
          </table:table-cell>
        </table:table-row>
        <table:table-row>
          <table:table-cell>
            <text:p>``ZV</text:p>
          </table:table-cell>
          <table:table-cell>
            <text:p>JJZV</text:p>
          </table:table-cell>
          <table:table-cell>
            <text:p>60780.0</text:p>
          </table:table-cell>
          <table:table-cell>
            <text:p>2305.0</text:p>
          </table:table-cell>
          <table:table-cell>
            <text:p>G44</text:p>
          </table:table-cell>
        </table:table-row>
        <table:table-row>
          <table:table-cell>
            <text:p>YQZV</text:p>
          </table:table-cell>
          <table:table-cell>
            <text:p>YaZV</text:p>
          </table:table-cell>
          <table:table-cell>
            <text:p>69765.0</text:p>
          </table:table-cell>
          <table:table-cell>
            <text:p>457.0</text:p>
          </table:table-cell>
          <table:table-cell>
            <text:p>G44</text:p>
          </table:table-cell>
        </table:table-row>
        <table:table-row>
          <table:table-cell>
            <text:p>R]ZV</text:p>
          </table:table-cell>
          <table:table-cell>
            <text:p>`VZV</text:p>
          </table:table-cell>
          <table:table-cell>
            <text:p>26809.0</text:p>
          </table:table-cell>
          <table:table-cell>
            <text:p>157.0</text:p>
          </table:table-cell>
          <table:table-cell>
            <text:p>G45</text:p>
          </table:table-cell>
        </table:table-row>
        <table:table-row>
          <table:table-cell>
            <text:p>`VZV</text:p>
          </table:table-cell>
          <table:table-cell>
            <text:p>QaZV</text:p>
          </table:table-cell>
          <table:table-cell>
            <text:p>72878.0</text:p>
          </table:table-cell>
          <table:table-cell>
            <text:p>2136.0</text:p>
          </table:table-cell>
          <table:table-cell>
            <text:p>G45</text:p>
          </table:table-cell>
        </table:table-row>
        <table:table-row>
          <table:table-cell>
            <text:p>aaZV</text:p>
          </table:table-cell>
          <table:table-cell>
            <text:p>RUZV</text:p>
          </table:table-cell>
          <table:table-cell>
            <text:p>11343.0</text:p>
          </table:table-cell>
          <table:table-cell>
            <text:p>1238.0</text:p>
          </table:table-cell>
          <table:table-cell>
            <text:p>G46</text:p>
          </table:table-cell>
        </table:table-row>
        <table:table-row>
          <table:table-cell>
            <text:p>JUZV</text:p>
          </table:table-cell>
          <table:table-cell>
            <text:p>UVZV</text:p>
          </table:table-cell>
          <table:table-cell>
            <text:p>38612.0</text:p>
          </table:table-cell>
          <table:table-cell>
            <text:p>3877.0</text:p>
          </table:table-cell>
          <table:table-cell>
            <text:p>G46</text:p>
          </table:table-cell>
        </table:table-row>
        <table:table-row>
          <table:table-cell>
            <text:p>YZV</text:p>
          </table:table-cell>
          <table:table-cell>
            <text:p>RUZV</text:p>
          </table:table-cell>
          <table:table-cell>
            <text:p>99105.0</text:p>
          </table:table-cell>
          <table:table-cell>
            <text:p>764.0</text:p>
          </table:table-cell>
          <table:table-cell>
            <text:p>G47</text:p>
          </table:table-cell>
        </table:table-row>
        <table:table-row>
          <table:table-cell>
            <text:p>RUZV</text:p>
          </table:table-cell>
          <table:table-cell>
            <text:p>JRZV</text:p>
          </table:table-cell>
          <table:table-cell>
            <text:p>44626.0</text:p>
          </table:table-cell>
          <table:table-cell>
            <text:p>655.0</text:p>
          </table:table-cell>
          <table:table-cell>
            <text:p>G47</text:p>
          </table:table-cell>
        </table:table-row>
        <table:table-row>
          <table:table-cell>
            <text:p>JRZV</text:p>
          </table:table-cell>
          <table:table-cell>
            <text:p>]QZV</text:p>
          </table:table-cell>
          <table:table-cell>
            <text:p>71961.0</text:p>
          </table:table-cell>
          <table:table-cell>
            <text:p>4159.0</text:p>
          </table:table-cell>
          <table:table-cell>
            <text:p>G48</text:p>
          </table:table-cell>
        </table:table-row>
        <table:table-row>
          <table:table-cell>
            <text:p>`VZV</text:p>
          </table:table-cell>
          <table:table-cell>
            <text:p>RYZV</text:p>
          </table:table-cell>
          <table:table-cell>
            <text:p>43873.0</text:p>
          </table:table-cell>
          <table:table-cell>
            <text:p>219.0</text:p>
          </table:table-cell>
          <table:table-cell>
            <text:p>G48</text:p>
          </table:table-cell>
        </table:table-row>
        <table:table-row>
          <table:table-cell>
            <text:p>`]ZV</text:p>
          </table:table-cell>
          <table:table-cell>
            <text:p>UQZV</text:p>
          </table:table-cell>
          <table:table-cell>
            <text:p>44096.0</text:p>
          </table:table-cell>
          <table:table-cell>
            <text:p>4714.0</text:p>
          </table:table-cell>
          <table:table-cell>
            <text:p>G49</text:p>
          </table:table-cell>
        </table:table-row>
        <table:table-row>
          <table:table-cell>
            <text:p>JVZV</text:p>
          </table:table-cell>
          <table:table-cell>
            <text:p>U]ZV</text:p>
          </table:table-cell>
          <table:table-cell>
            <text:p>54611.0</text:p>
          </table:table-cell>
          <table:table-cell>
            <text:p>1826.0</text:p>
          </table:table-cell>
          <table:table-cell>
            <text:p>G49</text:p>
          </table:table-cell>
        </table:table-row>
        <table:table-row>
          <table:table-cell>
            <text:p>YaZV</text:p>
          </table:table-cell>
          <table:table-cell>
            <text:p>`aZV</text:p>
          </table:table-cell>
          <table:table-cell>
            <text:p>40751.0</text:p>
          </table:table-cell>
          <table:table-cell>
            <text:p>3670.0</text:p>
          </table:table-cell>
          <table:table-cell>
            <text:p>G50</text:p>
          </table:table-cell>
        </table:table-row>
        <table:table-row>
          <table:table-cell>
            <text:p>UYZV</text:p>
          </table:table-cell>
          <table:table-cell>
            <text:p>J]ZV</text:p>
          </table:table-cell>
          <table:table-cell>
            <text:p>77891.0</text:p>
          </table:table-cell>
          <table:table-cell>
            <text:p>286.0</text:p>
          </table:table-cell>
          <table:table-cell>
            <text:p>G50</text:p>
          </table:table-cell>
        </table:table-row>
      </table:table>
    </office:spreadsheet>
  </office:body>
</office:document-content>
</file>